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2.15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5.445cm"/>
    </style:style>
    <style:style style:name="co16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1.161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ce14"/>
        <table:table-column table:style-name="co5" table:default-cell-style-name="ce1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/>
          <table:table-cell table:style-name="ce53"/>
          <table:table-cell table:number-columns-repeated="2"/>
        </table:table-row>
        <table:table-row table:style-name="ro1"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ir temp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ir count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UART Transmission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banner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ir code numbs count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B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ASCII conversion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LPC, LCD </text:p>
          </table:table-cell>
          <table:table-cell table:number-columns-repeated="7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 style:data-style-name="N2" text:time-value="17:41:05.07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05T16:50:21.892000000</dc:date>
    <meta:editing-duration>P6DT22H18M34S</meta:editing-duration>
    <meta:editing-cycles>147</meta:editing-cycles>
    <meta:generator>LibreOffice/4.3.5.2$Windows_x86 LibreOffice_project/3a87456aaa6a95c63eea1c1b3201acedf0751bd5</meta:generator>
    <meta:document-statistic meta:table-count="6" meta:cell-count="1415" meta:object-count="0"/>
  </office:meta>
</office:document-meta>
</file>